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5.46pt" svg:height="375.14pt" svg:x="159.7pt" svg:y="25.43pt">
            <draw:object draw:notify-on-update-of-ranges="Sheet1.A2:Sheet1.A22 Sheet1.B1:Sheet1.B1 Sheet1.B2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29.84pt" svg:height="410.51pt" svg:x="1103.36pt" svg:y="1.33pt">
            <draw:object draw:notify-on-update-of-ranges="Sheet1.O2:Sheet1.O19 Sheet1.P1:Sheet1.P1 Sheet1.P2:Sheet1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table:number-columns-repeated="12"/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table:number-columns-repeated="12"/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12"/>
          <table:table-cell office:value-type="float" office:value="304" calcext:value-type="float">
            <text:p>30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92" calcext:value-type="float">
            <text:p>192</text:p>
          </table:table-cell>
          <table:table-cell table:number-columns-repeated="12"/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12"/>
          <table:table-cell office:value-type="float" office:value="374" calcext:value-type="float">
            <text:p>37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04" calcext:value-type="float">
            <text:p>304</text:p>
          </table:table-cell>
          <table:table-cell table:number-columns-repeated="12"/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table:number-columns-repeated="12"/>
          <table:table-cell office:value-type="float" office:value="417" calcext:value-type="float">
            <text:p>4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74" calcext:value-type="float">
            <text:p>374</text:p>
          </table:table-cell>
          <table:table-cell table:number-columns-repeated="12"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table:number-columns-repeated="12"/>
          <table:table-cell office:value-type="float" office:value="443" calcext:value-type="float">
            <text:p>44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17" calcext:value-type="float">
            <text:p>417</text:p>
          </table:table-cell>
          <table:table-cell table:number-columns-repeated="12"/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table:number-columns-repeated="12"/>
          <table:table-cell office:value-type="float" office:value="460" calcext:value-type="float">
            <text:p>46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43" calcext:value-type="float">
            <text:p>443</text:p>
          </table:table-cell>
          <table:table-cell table:number-columns-repeated="12"/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2" calcext:value-type="float">
            <text:p>452</text:p>
          </table:table-cell>
          <table:table-cell table:number-columns-repeated="12"/>
          <table:table-cell office:value-type="float" office:value="470" calcext:value-type="float">
            <text:p>47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60" calcext:value-type="float">
            <text:p>460</text:p>
          </table:table-cell>
          <table:table-cell table:number-columns-repeated="12"/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  <table:table-cell table:number-columns-repeated="12"/>
          <table:table-cell office:value-type="float" office:value="478" calcext:value-type="float">
            <text:p>47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70" calcext:value-type="float">
            <text:p>470</text:p>
          </table:table-cell>
          <table:table-cell table:number-columns-repeated="12"/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table:number-columns-repeated="12"/>
          <table:table-cell office:value-type="float" office:value="484" calcext:value-type="float">
            <text:p>48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78" calcext:value-type="float">
            <text:p>478</text:p>
          </table:table-cell>
          <table:table-cell table:number-columns-repeated="12"/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table:number-columns-repeated="14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84" calcext:value-type="float">
            <text:p>48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6:53:14.052862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0:49:23.766556171</meta:creation-date>
    <dc:date>2021-05-19T16:56:47.934398086</dc:date>
    <meta:editing-duration>PT21M28S</meta:editing-duration>
    <meta:editing-cycles>4</meta:editing-cycles>
    <meta:generator>LibreOffice/6.0.7.3$Linux_X86_64 LibreOffice_project/00m0$Build-3</meta:generator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 style:data-style-name="N123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6cm" svg:height="13.235cm" xlink:href=".." xlink:type="simple" chart:class="chart:scatter" chart:style-name="ch1">
        <chart:plot-area chart:style-name="ch2" table:cell-range-address="Sheet1.A2:Sheet1.B22 Sheet1.B1:Sheet1.B1" chart:data-source-has-labels="row" svg:x="0.441cm" svg:y="0.264cm" svg:width="21.184cm" svg:height="12.707cm">
          <chartooo:coordinate-region svg:x="1.248cm" svg:y="0.463cm" svg:width="20.19cm" svg:height="11.8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22" chart:label-cell-address="Sheet1.B1:Sheet1.B1" chart:class="chart:scatter">
            <chart:domain table:cell-range-address="Sheet1.A2:Sheet1.A22"/>
            <chart:regression-curve chart:style-name="ch6">
              <chart:equation chart:display-equation="true" chart:display-r-square="false" svg:x="5.898cm" svg:y="6.876cm" chart:style-name="ch7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72">
                <text:p>172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86">
                <text:p>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48cm" svg:height="14.483cm" xlink:href=".." xlink:type="simple" chart:class="chart:scatter" chart:style-name="ch1">
        <chart:plot-area chart:style-name="ch2" table:cell-range-address="Sheet1.O2:Sheet1.P19 Sheet1.P1:Sheet1.P1" chart:data-source-has-labels="row" svg:x="1.525cm" svg:y="0.289cm" svg:width="23.709cm" svg:height="12.924cm">
          <chartooo:coordinate-region svg:x="1.961cm" svg:y="0.488cm" svg:width="22.808cm" svg:height="12.078cm"/>
          <chart:axis chart:dimension="x" chart:name="primary-x" chart:style-name="ch3">
            <chart:title svg:x="11.747cm" svg:y="13.502cm" chart:style-name="ch4">
              <text:p>Arduino A-&gt;D reading</text:p>
            </chart:title>
          </chart:axis>
          <chart:axis chart:dimension="y" chart:name="primary-y" chart:style-name="ch3">
            <chart:title svg:x="0.451cm" svg:y="8.211cm" chart:style-name="ch5">
              <text:p>Displacement (mm)</text:p>
            </chart:title>
            <chart:grid chart:style-name="ch6" chart:class="major"/>
          </chart:axis>
          <chart:series chart:style-name="ch7" chart:values-cell-range-address="Sheet1.P2:Sheet1.P19" chart:label-cell-address="Sheet1.P1:Sheet1.P1" chart:class="chart:scatter">
            <chart:domain table:cell-range-address="Sheet1.O2:Sheet1.O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z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Sheet1.O2:Sheet1.O19</svg:desc>
                </draw:g>
              </table:table-cell>
              <table:table-cell office:value-type="float" office:value="1.5">
                <text:p>1.5</text:p>
                <draw:g>
                  <svg:desc>Sheet1.P2:Sheet1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">
                <text:p>3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4">
                <text:p>37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">
                <text:p>4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">
                <text:p>44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">
                <text:p>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">
                <text:p>4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0">
                <text:p>47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5">
                <text:p>4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">
                <text:p>47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">
                <text:p>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4">
                <text:p>48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6">
                <text:p>48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